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OpenSymbol" svg:font-family="OpenSymbo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omic Sans MS"/>
    </style:style>
    <style:style style:name="P2" style:family="paragraph" style:parent-style-name="Text_20_body">
      <style:text-properties style:font-name="Comic Sans MS"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style:text-underline-style="solid" style:text-underline-width="auto" style:text-underline-color="font-color" fo:font-weight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/>
    </style:style>
    <style:style style:name="T6" style:family="text">
      <style:text-properties style:text-underline-style="solid" style:text-underline-width="auto" style:text-underline-color="font-color" fo:font-weight="bold"/>
    </style:style>
    <style:style style:name="T7" style:family="text">
      <style:text-properties style:font-name="Comic Sans MS" fo:font-size="14pt"/>
    </style:style>
    <style:style style:name="T8" style:family="text">
      <style:text-properties style:font-name="Comic Sans MS" fo:font-size="24pt" fo:font-weight="bold"/>
    </style:style>
    <style:style style:name="T9" style:family="text">
      <style:text-properties fo:font-size="7pt"/>
    </style:style>
    <style:style style:name="T10" style:family="text">
      <style:text-properties fo:color="#000066" style:font-name="Verdana1" fo:font-size="10.5pt" fo:font-weight="bold"/>
    </style:style>
    <style:style style:name="T11" style:family="text">
      <style:text-properties fo:color="#000080" style:font-name="Verdana1" fo:font-size="10.5pt"/>
    </style:style>
    <style:style style:name="T12" style:family="text">
      <style:text-properties fo:color="#000080" style:font-name="Verdana1" fo:font-size="10.5pt" style:text-underline-style="solid" style:text-underline-width="auto" style:text-underline-color="font-color"/>
    </style:style>
    <style:style style:name="T13" style:family="text">
      <style:text-properties fo:color="#006666"/>
    </style:style>
    <style:style style:name="T14" style:family="text">
      <style:text-properties fo:color="#006666" style:font-name="Verdana1" fo:font-weight="bold"/>
    </style:style>
    <style:style style:name="T15" style:family="text">
      <style:text-properties fo:color="#006666" style:font-name="Verdana1" fo:font-size="14pt" fo:font-weight="bold"/>
    </style:style>
    <style:style style:name="T16" style:family="text">
      <style:text-properties fo:color="#006600" style:font-name="Verdana1" fo:font-weight="bold"/>
    </style:style>
    <style:style style:name="T17" style:family="text">
      <style:text-properties fo:color="#ff0000" style:font-name="Verdana1" fo:font-weight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rockpot Potato, Ham and Cheese </text:span><text:line-break/><text:line-break/>4 cups cooked ham, cut into chunks<text:line-break/>4 Tbsp Butter <text:line-break/>½ cup chopped onions<text:line-break/>1 Tbsp Worcestershire sauce<text:line-break/>4 cups homemade white sauce<text:line-break/>2 cups shredded cheddar cheese<text:line-break/>4 qts. mashed potatoes<text:line-break/>2 cups sour cream<text:line-break/><text:line-break/>Sautee onions in butter until soft. In crockpot mix together ham, softened onions, and Worcestershire sauce. Place in large crock pot or divide between 2 smaller ones. </text:p>
      <text:p text:style-name="Standard"/>
      <text:p text:style-name="Standard">Heat your white sauce up slightly and mix in cheddar cheese. Pour this over the ham mixture in the crockpot.</text:p>
      <text:p text:style-name="Standard"><text:line-break/>Mix your mashed potatoes and sour cream together and spread this over the ham/white sauce mixture. <text:line-break/></text:p>
      <text:p text:style-name="Standard">Cover. Cook on low 3 to 4 hours, and everything is bubbly and ho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OpenSymbol" svg:font-family="OpenSymbo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7:48:41.63</dc:date>
    <dc:creator>Crystal Miller</dc:creator>
    <meta:editing-duration>PT13H3M52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4" meta:word-count="118" meta:character-count="677"/>
  </office:meta>
</office:document-meta>
</file>